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</office:automatic-styles>
  <office:body>
    <office:text text:use-soft-page-breaks="true">
      <text:p text:style-name="P1">kubectl apply -f service.yaml</text:p>
      <text:p text:style-name="P2">kubectl apply -f mongo-config.yaml</text:p>
      <text:p text:style-name="P3">kubectl apply -f mongo-app.yaml</text:p>
      <text:p text:style-name="P4">kubectl apply -f web-app.yaml</text:p>
      <text:p text:style-name="P5"/>
      <text:p text:style-name="P6">kubectl get pods</text:p>
      <text:p text:style-name="P7"/>
      <text:p text:style-name="P8">minikube service webapp-service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dip sanap</meta:initial-creator>
    <dc:creator>Pradip sanap</dc:creator>
    <meta:creation-date>2023-09-23T04:31:00Z</meta:creation-date>
    <dc:date>2023-09-23T04:3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7" meta:character-count="180" meta:row-count="1" meta:non-whitespace-character-count="154"/>
  </office:meta>
</office:document-meta>
</file>